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 style:master-page-name="">
      <style:table-properties style:width="17.903cm" style:page-number="auto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a4c3c" officeooo:paragraph-rsid="000a4c3c"/>
    </style:style>
    <style:style style:name="P9" style:family="paragraph" style:parent-style-name="Table_20_Contents">
      <style:text-properties officeooo:rsid="000ceee7" officeooo:paragraph-rsid="000ceee7"/>
    </style:style>
    <style:style style:name="P10" style:family="paragraph" style:parent-style-name="Table_20_Contents">
      <style:text-properties officeooo:rsid="000d78a2" officeooo:paragraph-rsid="000d78a2"/>
    </style:style>
    <style:style style:name="P11" style:family="paragraph" style:parent-style-name="Table_20_Contents">
      <style:paragraph-properties fo:margin-top="0cm" fo:margin-bottom="0cm" style:contextual-spacing="false"/>
      <style:text-properties officeooo:rsid="000ceee7" officeooo:paragraph-rsid="000ceee7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2d44"/>
    </style:style>
    <style:style style:name="T4" style:family="text">
      <style:text-properties officeooo:rsid="000ceee7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1. Herramientas de administración básic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Jesús Morales Palacios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<text:span text:style-name="T4">120</text:span> minutos.</text:p>
      <text:p text:style-name="Standard">1. He resuelto todas las dudas que tenía antes de iniciar la sesión de prácticas: <text:span text:style-name="T4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0">Tengo que trabajar mas los conceptos sobre el FHS o sistema de archivos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0">Un poco de mas información de los directorios del sistema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1">#!/bin/bash</text:p>
            <text:p text:style-name="P11"># Script: inicio de con privilegios root en el aula de practicas.</text:p>
            <text:p text:style-name="P11"># Autor: Jesús Morales Palacios.</text:p>
            <text:p text:style-name="P11"></text:p>
            <text:p text:style-name="P11"><text:s text:c="2"/>cp /fenix/depar/lsi/UML/*.gz /tmp</text:p>
            <text:p text:style-name="P11"><text:s text:c="2"/>gunzip /tmp/*.gz</text:p>
            <text:p text:style-name="P11"><text:s text:c="2"/>./kernel32-3.0.4 ubda=./Fedora14-x86-root_fs mem=1024m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Creacion Usuario.</text:p>
            <text:p text:style-name="P11"></text:p>
            <text:p text:style-name="P11">root@jesus-SO:/# adduser juan</text:p>
            <text:p text:style-name="P11">Añadiendo el usuario `juan' ...</text:p>
            <text:p text:style-name="P11">Añadiendo el nuevo grupo `juan' (1001) ...</text:p>
            <text:p text:style-name="P11">Añadiendo el nuevo usuario `juan' (1001) con grupo `juan' ...</text:p>
            <text:p text:style-name="P11">Creando el directorio personal `/home/juan' ...</text:p>
            <text:p text:style-name="P11">Copiando los ficheros desde `/etc/skel' ...</text:p>
            <text:p text:style-name="P11">Introduzca la nueva contraseña de UNIX: </text:p>
            <text:p text:style-name="P11">Vuelva a escribir la nueva contraseña de UNIX: </text:p>
            <text:p text:style-name="P11">passwd: contraseña actualizada correctamente</text:p>
            <text:p text:style-name="P11">Cambiando la información de usuario para juan</text:p>
            <text:p text:style-name="P11">Introduzca el nuevo valor, o presione INTRO para el predeterminado</text:p>
            <text:p text:style-name="P11"><text:tab/>Nombre completo []: Juan Perez</text:p>
            <text:p text:style-name="P11"><text:tab/>Número de habitación []: </text:p>
            <text:p text:style-name="P11"><text:tab/>Teléfono del trabajo []: </text:p>
            <text:p text:style-name="P11"><text:tab/>Teléfono de casa []: </text:p>
            <text:p text:style-name="P11"><text:tab/>Otro []: </text:p>
            <text:p text:style-name="P11">¿Es correcta la información? [S/n] s</text:p>
            <text:p text:style-name="P11"></text:p>
            <text:p text:style-name="P11">Creacion usuario sin contraseña hasta su primer uso.</text:p>
            <text:p text:style-name="P11">root@jesus-SO:/# adduser -disabled-login maria</text:p>
            <text:p text:style-name="P11">Añadiendo el usuario `maria' ...</text:p>
            <text:p text:style-name="P11">Añadiendo el nuevo grupo `maria' (1002) ...</text:p>
            <text:p text:style-name="P11">Añadiendo el nuevo usuario `maria' (1002) con grupo `maria' ...</text:p>
            <text:p text:style-name="P11">Creando el directorio personal `/home/maria' ...</text:p>
            <text:p text:style-name="P11">Copiando los ficheros desde `/etc/skel' ...</text:p>
            <text:p text:style-name="P11">Cambiando la información de usuario para maria</text:p>
            <text:p text:style-name="P11">Introduzca el nuevo valor, o presione INTRO para el predeterminado</text:p>
            <text:p text:style-name="P11"><text:tab/>Nombre completo []: Maria Sanchez</text:p>
            <text:p text:style-name="P11"><text:tab/>Número de habitación []: </text:p>
            <text:p text:style-name="P11"><text:tab/>Teléfono del trabajo []: </text:p>
            <text:p text:style-name="P11"><text:tab/>Teléfono de casa []: </text:p>
            <text:p text:style-name="P11"><text:tab/>Otro []: </text:p>
            <text:p text:style-name="P11">¿Es correcta la información? [S/n] S</text:p>
            <text:p text:style-name="P11"><text:soft-page-break/></text:p>
            <text:p text:style-name="P11">Creacion normal</text:p>
            <text:p text:style-name="P11">root@jesus-SO:/# adduser jose</text:p>
            <text:p text:style-name="P11">Añadiendo el usuario `jose' ...</text:p>
            <text:p text:style-name="P11">Añadiendo el nuevo grupo `jose' (1003) ...</text:p>
            <text:p text:style-name="P11">Añadiendo el nuevo usuario `jose' (1003) con grupo `jose' ...</text:p>
            <text:p text:style-name="P11">Creando el directorio personal `/home/jose' ...</text:p>
            <text:p text:style-name="P11">Copiando los ficheros desde `/etc/skel' ...</text:p>
            <text:p text:style-name="P11">Introduzca la nueva contraseña de UNIX: </text:p>
            <text:p text:style-name="P11">Vuelva a escribir la nueva contraseña de UNIX: </text:p>
            <text:p text:style-name="P11">passwd: contraseña actualizada correctamente</text:p>
            <text:p text:style-name="P11">Cambiando la información de usuario para jose</text:p>
            <text:p text:style-name="P11">Introduzca el nuevo valor, o presione INTRO para el predeterminado</text:p>
            <text:p text:style-name="P11"><text:tab/>Nombre completo []: Jose Garcia</text:p>
            <text:p text:style-name="P11"><text:tab/>Número de habitación []: </text:p>
            <text:p text:style-name="P11"><text:tab/>Teléfono del trabajo []: </text:p>
            <text:p text:style-name="P11"><text:tab/>Teléfono de casa []: </text:p>
            <text:p text:style-name="P11"><text:tab/>Otro []: </text:p>
            <text:p text:style-name="P11">¿Es correcta la información? [S/n] S</text:p>
            <text:p text:style-name="P11"></text:p>
            <text:p text:style-name="P11">Eliminacion de usurio</text:p>
            <text:p text:style-name="P11">root@jesus-SO:/# userdel jose</text:p>
            <text:p text:style-name="P11">root@jesus-SO:/home# ls</text:p>
            <text:p text:style-name="P11">jesus <text:s/>jose <text:s/>juan <text:s/>maria</text:p>
            <text:p text:style-name="P11"></text:p>
            <text:p text:style-name="P11">Obseservamos que se elimina el usuario pero no se elimina su directorio home al que podemos seguir teniendo acceso siempre que seamos root.</text:p>
            <text:p text:style-name="P11"></text:p>
            <text:p text:style-name="P11">3. Cambiamos de roll dentro del sistema y pasamos a ser uno de los usuarios que hemos creado.</text:p>
            <text:p text:style-name="P11">root@jesus-SO:/home# su juan</text:p>
            <text:p text:style-name="P11">juan@jesus-SO:~$ ls</text:p>
            <text:p text:style-name="P11">examples.desktop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5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1. Creación de un grupo y asignacion de algunos de los usuarios</text:p>
            <text:p text:style-name="P11">root@jesus-SO:/etc# groupadd grupo1</text:p>
            <text:p text:style-name="P11">root@jesus-SO:/etc# groupadd grupo2</text:p>
            <text:p text:style-name="P11"></text:p>
            <text:p text:style-name="P11">root@jesus-SO:/etc# gpasswd -a jesus grupo1</text:p>
            <text:p text:style-name="P11">Añadiendo al usuario jesus al grupo grupo1</text:p>
            <text:p text:style-name="P11">root@jesus-SO:/etc# gpasswd -a juan grupo1</text:p>
            <text:p text:style-name="P11">Añadiendo al usuario juan al grupo grupo1</text:p>
            <text:p text:style-name="P11">root@jesus-SO:/etc# gpasswd -a jesus grupo2</text:p>
            <text:p text:style-name="P11">Añadiendo al usuario jesus al grupo grupo2</text:p>
            <text:p text:style-name="P11">root@jesus-SO:/etc# gpasswd -a maria grupo2</text:p>
            <text:p text:style-name="P11">Añadiendo al usuario maria al grupo grupo2</text:p>
            <text:p text:style-name="P11">root@jesus-SO:/etc# gpasswd -a root grupo2</text:p>
            <text:p text:style-name="P11"><text:soft-page-break/>Añadiendo al usuario root al grupo grupo2</text:p>
            <text:p text:style-name="P11">root@jesus-SO:/etc# gpasswd -a root grupo1</text:p>
            <text:p text:style-name="P11">Añadiendo al usuario root al grupo grupo1</text:p>
            <text:p text:style-name="P11"></text:p>
            <text:p text:style-name="P11"></text:p>
            <text:p text:style-name="P11">2.Información que devuelve id si estas conectado como root.</text:p>
            <text:p text:style-name="P11"></text:p>
            <text:p text:style-name="P11">root@jesus-SO:/etc# id root</text:p>
            <text:p text:style-name="P11">uid=0(root) gid=0(root) grupos=0(root),1003(grupo1),1004(grupo2)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5.2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">La información de un programa ejecutado en modo root los resultados se deben guardar en /opt ya que mantiene los datos entre sesiones y no se elimina al cerrar el programa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5.4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9">La información que nos presenta este fichero es la siguiente:</text:p>
            <text:p text:style-name="P9">&lt;file system&gt; &lt;mount point&gt; <text:s text:c="2"/>&lt;type&gt;&lt;options&gt; <text:s/>&lt;dump&gt; <text:s/>&lt;pass&gt;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4</meta:editing-cycles>
    <meta:creation-date>2011-10-05T09:46:35.67</meta:creation-date>
    <meta:editing-duration>PT23H28M9S</meta:editing-duration>
    <meta:generator>LibreOffice/4.2.6.3$Linux_x86 LibreOffice_project/420m0$Build-3</meta:generator>
    <dc:date>2014-10-06T18:34:05.290479771</dc:date>
    <meta:print-date>2011-10-06T10:39:21.37</meta:print-date>
    <meta:document-statistic meta:table-count="11" meta:image-count="1" meta:object-count="0" meta:page-count="4" meta:paragraph-count="118" meta:word-count="701" meta:character-count="4768" meta:non-whitespace-character-count="4026"/>
    <meta:user-defined meta:name="Información 1"/>
    <meta:user-defined meta:name="Información 2"/>
    <meta:user-defined meta:name="Información 3"/>
    <meta:user-defined meta:name="Información 4"/>
  </office:meta>
</office:document-meta>
</file>